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'PT Sans'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2648" officeooo:paragraph-rsid="000c2648"/>
    </style:style>
    <style:style style:name="P2" style:family="paragraph" style:parent-style-name="Standard">
      <style:text-properties officeooo:rsid="000de973" officeooo:paragraph-rsid="000de973"/>
    </style:style>
    <style:style style:name="P3" style:family="paragraph" style:parent-style-name="Standard">
      <style:text-properties officeooo:rsid="000f851c" officeooo:paragraph-rsid="000f851c"/>
    </style:style>
    <style:style style:name="P4" style:family="paragraph" style:parent-style-name="Standard">
      <style:text-properties officeooo:rsid="00108da7" officeooo:paragraph-rsid="00108da7"/>
    </style:style>
    <style:style style:name="P5" style:family="paragraph" style:parent-style-name="Standard">
      <style:text-properties officeooo:rsid="0011651a" officeooo:paragraph-rsid="0011651a"/>
    </style:style>
    <style:style style:name="P6" style:family="paragraph" style:parent-style-name="Standard">
      <style:text-properties officeooo:rsid="00131034" officeooo:paragraph-rsid="00131034"/>
    </style:style>
    <style:style style:name="P7" style:family="paragraph" style:parent-style-name="Standard">
      <style:text-properties officeooo:rsid="0013fd84" officeooo:paragraph-rsid="0013fd84"/>
    </style:style>
    <style:style style:name="P8" style:family="paragraph" style:parent-style-name="Standard">
      <style:text-properties officeooo:rsid="00140a9c" officeooo:paragraph-rsid="00140a9c"/>
    </style:style>
    <style:style style:name="P9" style:family="paragraph" style:parent-style-name="Standard">
      <style:text-properties officeooo:rsid="001449a0" officeooo:paragraph-rsid="001449a0"/>
    </style:style>
    <style:style style:name="P10" style:family="paragraph" style:parent-style-name="Standard">
      <style:text-properties style:font-name="Arial" officeooo:rsid="00162faf" officeooo:paragraph-rsid="00162faf"/>
    </style:style>
    <style:style style:name="P11" style:family="paragraph" style:parent-style-name="Standard">
      <style:text-properties style:font-name="Arial" officeooo:rsid="00178d75" officeooo:paragraph-rsid="001b1f72"/>
    </style:style>
    <style:style style:name="P12" style:family="paragraph" style:parent-style-name="Standard">
      <style:text-properties style:font-name="Arial" officeooo:rsid="000f851c" officeooo:paragraph-rsid="0020eecf"/>
    </style:style>
    <style:style style:name="P13" style:family="paragraph" style:parent-style-name="Standard">
      <style:text-properties style:font-name="Arial" fo:font-size="12pt" officeooo:rsid="000c2648" officeooo:paragraph-rsid="00109f20" style:font-size-asian="12pt" style:font-size-complex="12pt"/>
    </style:style>
    <style:style style:name="P14" style:family="paragraph" style:parent-style-name="Standard">
      <style:text-properties style:font-name="Arial" fo:font-size="12pt" officeooo:rsid="000c2648" officeooo:paragraph-rsid="000c2648" style:font-size-asian="12pt" style:font-size-complex="12pt"/>
    </style:style>
    <style:style style:name="P15" style:family="paragraph" style:parent-style-name="Standard">
      <style:text-properties style:font-name="Arial" fo:font-size="12pt" officeooo:rsid="000de973" officeooo:paragraph-rsid="000de973" style:font-size-asian="12pt" style:font-size-complex="12pt"/>
    </style:style>
    <style:style style:name="P16" style:family="paragraph" style:parent-style-name="Standard">
      <style:text-properties style:font-name="Arial" fo:font-size="12pt" officeooo:rsid="000f851c" officeooo:paragraph-rsid="000f851c" style:font-size-asian="12pt" style:font-size-complex="12pt"/>
    </style:style>
    <style:style style:name="P17" style:family="paragraph" style:parent-style-name="Standard">
      <style:text-properties style:font-name="Arial" fo:font-size="12pt" officeooo:rsid="000f851c" officeooo:paragraph-rsid="001cbbdf" style:font-size-asian="12pt" style:font-size-complex="12pt"/>
    </style:style>
    <style:style style:name="P18" style:family="paragraph" style:parent-style-name="Standard">
      <style:text-properties style:font-name="Arial" fo:font-size="12pt" officeooo:rsid="00108da7" officeooo:paragraph-rsid="00108da7" style:font-size-asian="12pt" style:font-size-complex="12pt"/>
    </style:style>
    <style:style style:name="P19" style:family="paragraph" style:parent-style-name="Standard">
      <style:text-properties style:font-name="Arial" fo:font-size="12pt" officeooo:rsid="0011651a" officeooo:paragraph-rsid="0011651a" style:font-size-asian="12pt" style:font-size-complex="12pt"/>
    </style:style>
    <style:style style:name="P20" style:family="paragraph" style:parent-style-name="Standard">
      <style:text-properties style:font-name="Arial" fo:font-size="12pt" officeooo:paragraph-rsid="0011651a" style:font-size-asian="12pt" style:font-size-complex="12pt"/>
    </style:style>
    <style:style style:name="P21" style:family="paragraph" style:parent-style-name="Standard">
      <style:text-properties style:font-name="Arial" fo:font-size="12pt" officeooo:rsid="00131034" officeooo:paragraph-rsid="00131034" style:font-size-asian="12pt" style:font-size-complex="12pt"/>
    </style:style>
    <style:style style:name="P22" style:family="paragraph" style:parent-style-name="Standard">
      <style:text-properties style:font-name="Arial" fo:font-size="12pt" officeooo:rsid="0013fd84" officeooo:paragraph-rsid="0013fd84" style:font-size-asian="12pt" style:font-size-complex="12pt"/>
    </style:style>
    <style:style style:name="P23" style:family="paragraph" style:parent-style-name="Standard">
      <style:text-properties style:font-name="Arial" fo:font-size="12pt" officeooo:rsid="00140a9c" officeooo:paragraph-rsid="00140a9c" style:font-size-asian="12pt" style:font-size-complex="12pt"/>
    </style:style>
    <style:style style:name="P24" style:family="paragraph" style:parent-style-name="Standard">
      <style:text-properties style:font-name="Arial" fo:font-size="12pt" officeooo:rsid="001449a0" officeooo:paragraph-rsid="001449a0" style:font-size-asian="12pt" style:font-size-complex="12pt"/>
    </style:style>
    <style:style style:name="P25" style:family="paragraph" style:parent-style-name="Standard">
      <style:text-properties style:font-name="Arial" fo:font-size="12pt" officeooo:paragraph-rsid="001449a0" style:font-size-asian="12pt" style:font-size-complex="12pt"/>
    </style:style>
    <style:style style:name="P26" style:family="paragraph" style:parent-style-name="Standard">
      <style:text-properties style:font-name="Arial" fo:font-size="12pt" officeooo:paragraph-rsid="00162faf" style:font-size-asian="12pt" style:font-size-complex="12pt"/>
    </style:style>
    <style:style style:name="P27" style:family="paragraph" style:parent-style-name="Standard">
      <style:text-properties style:font-name="Arial" fo:font-size="12pt" officeooo:rsid="00178d75" officeooo:paragraph-rsid="00178d75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cbbdf" officeooo:paragraph-rsid="001e659c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cbbdf" officeooo:paragraph-rsid="001cbbdf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0eecf" officeooo:paragraph-rsid="0020eecf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183a4" officeooo:paragraph-rsid="002183a4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2f2fc" officeooo:paragraph-rsid="0022f2fc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38dda" officeooo:paragraph-rsid="00238dda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594ec" officeooo:paragraph-rsid="002594ec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75874" officeooo:paragraph-rsid="00275874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162faf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78d75" officeooo:paragraph-rsid="00178d75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b70db" officeooo:paragraph-rsid="00178d75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6b5b2" officeooo:paragraph-rsid="0026b5b2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75874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Arial" fo:font-size="12pt" fo:letter-spacing="normal" officeooo:paragraph-rsid="0026b5b2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Arial" fo:letter-spacing="normal" officeooo:paragraph-rsid="0026b5b2"/>
    </style:style>
    <style:style style:name="P43" style:family="paragraph" style:parent-style-name="Standard">
      <style:text-properties fo:font-variant="normal" fo:text-transform="none" style:font-name="Arial" fo:font-size="12pt" fo:letter-spacing="normal" fo:font-style="normal" fo:font-weight="normal" officeooo:paragraph-rsid="001449a0" style:font-size-asian="12pt" style:font-size-complex="12pt"/>
    </style:style>
    <style:style style:name="P44" style:family="paragraph" style:parent-style-name="Standard">
      <style:text-properties fo:font-variant="normal" fo:text-transform="none" style:font-name="Arial" fo:font-size="12pt" fo:letter-spacing="normal" fo:font-style="normal" fo:font-weight="normal" officeooo:rsid="00162faf" officeooo:paragraph-rsid="00162faf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6b5b2" style:font-size-asian="12pt" style:font-size-complex="12pt"/>
    </style:style>
    <style:style style:name="P4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75874" style:font-size-asian="12pt" style:font-size-complex="12pt"/>
    </style:style>
    <style:style style:name="P4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9940a" officeooo:paragraph-rsid="0029940a" style:font-size-asian="12pt" style:font-size-complex="12pt"/>
    </style:style>
    <style:style style:name="P4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cb2bb" officeooo:paragraph-rsid="002cb2bb" style:font-size-asian="12pt" style:font-size-complex="12pt"/>
    </style:style>
    <style:style style:name="T1" style:family="text">
      <style:text-properties officeooo:rsid="0011651a"/>
    </style:style>
    <style:style style:name="T2" style:family="text">
      <style:text-properties officeooo:rsid="001449a0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62faf"/>
    </style:style>
    <style:style style:name="T5" style:family="text">
      <style:text-properties fo:font-variant="normal" fo:text-transform="none" fo:color="#000000" fo:letter-spacing="normal" fo:font-style="normal" fo:font-weight="normal" officeooo:rsid="00196878"/>
    </style:style>
    <style:style style:name="T6" style:family="text">
      <style:text-properties fo:font-variant="normal" fo:text-transform="none" fo:color="#000080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62faf"/>
    </style:style>
    <style:style style:name="T10" style:family="text">
      <style:text-properties style:font-name="Arial"/>
    </style:style>
    <style:style style:name="T11" style:family="text">
      <style:text-properties style:font-name="Arial" officeooo:rsid="001e659c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font-name="Arial" fo:font-size="12pt" officeooo:rsid="0011651a" style:font-size-asian="12pt" style:font-size-complex="12pt"/>
    </style:style>
    <style:style style:name="T14" style:family="text">
      <style:text-properties fo:font-size="12pt" fo:font-style="normal" fo:font-weight="normal" style:font-size-asian="12pt" style:font-size-complex="12pt"/>
    </style:style>
    <style:style style:name="T15" style:family="text">
      <style:text-properties officeooo:rsid="0020eecf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normal" officeooo:rsid="0026b5b2"/>
    </style:style>
    <style:style style:name="T18" style:family="text">
      <style:text-properties officeooo:rsid="00275874"/>
    </style:style>
    <style:style style:name="T19" style:family="text">
      <style:text-properties officeooo:rsid="002b149c"/>
    </style:style>
    <style:style style:name="T20" style:family="text">
      <style:text-properties officeooo:rsid="002d68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ellen</text:p>
      <text:p text:style-name="P13"/>
      <text:p text:style-name="P1"><text:a xlink:type="simple" xlink:href="https://de.wikipedia.org/wiki/Cascading_Style_Sheets" text:style-name="Internet_20_link" text:visited-style-name="Visited_20_Internet_20_Link"><text:span text:style-name="T12">https://de.wikipedia.org/wiki/Cascading_Style_Sheets</text:span></text:a><text:span text:style-name="T12"><text:line-break/>31.05.2017 um 10:29 </text:span><text:span text:style-name="T13">Uhr</text:span><text:span text:style-name="T12"><text:line-break/>Stand 13. März 2017 Horst Gräbner</text:span></text:p>
      <text:p text:style-name="P14"/>
      <text:p text:style-name="P2"><text:a xlink:type="simple" xlink:href="https://de.wikipedia.org/wiki/Hypertext_Markup_Language" text:style-name="Internet_20_link" text:visited-style-name="Visited_20_Internet_20_Link"><text:span text:style-name="T12">https://de.wikipedia.org/wiki/Hypertext_Markup_Language</text:span></text:a></text:p>
      <text:p text:style-name="P15">31.05.2017 um 10:43 <text:span text:style-name="T1">Uhr</text:span></text:p>
      <text:p text:style-name="P15">Stand 24. April 2017 Benutzer: Lustiger_seth</text:p>
      <text:p text:style-name="P15"/>
      <text:p text:style-name="P3"><text:a xlink:type="simple" xlink:href="http://phantomjs.org/" text:style-name="Internet_20_link" text:visited-style-name="Visited_20_Internet_20_Link"><text:span text:style-name="T12">http://phantomjs.org/</text:span></text:a></text:p>
      <text:p text:style-name="P16">31.05.2017 um 10:4<text:span text:style-name="T15">4</text:span> <text:span text:style-name="T1">Uhr</text:span></text:p>
      <text:p text:style-name="P16">Stand 2017 Jamie Mason &amp; Maurice Svay</text:p>
      <text:p text:style-name="P16"/>
      <text:p text:style-name="P4"><text:a xlink:type="simple" xlink:href="https://github.com/Huddle/PhantomCSS" text:style-name="Internet_20_link" text:visited-style-name="Visited_20_Internet_20_Link"><text:span text:style-name="T12">https://github.com/Huddle/PhantomCSS</text:span></text:a></text:p>
      <text:p text:style-name="P18">31.05.2017 um 10:50 <text:span text:style-name="T1">Uhr</text:span></text:p>
      <text:p text:style-name="P18">Stand 3. April 2017 James Cryer</text:p>
      <text:p text:style-name="P18"/>
      <text:p text:style-name="P5"><text:a xlink:type="simple" xlink:href="https://de.wikipedia.org/wiki/Liste_von_Programmiersprachen" text:style-name="Internet_20_link" text:visited-style-name="Visited_20_Internet_20_Link"><text:span text:style-name="T12">https://de.wikipedia.org/wiki/Liste_von_Programmiersprachen</text:span></text:a></text:p>
      <text:p text:style-name="P19">21.06.2017 um 9:57 Uhr</text:p>
      <text:p text:style-name="P19">Stand 19. Mai 2017 Benutzer: Trustable</text:p>
      <text:p text:style-name="P20"/>
      <text:p text:style-name="P6"><text:a xlink:type="simple" xlink:href="https://erdfisch.de/" text:style-name="Internet_20_link" text:visited-style-name="Visited_20_Internet_20_Link"><text:span text:style-name="T12">https://erdfisch.de/</text:span></text:a></text:p>
      <text:p text:style-name="P21">21.06.2017 um 10:14 Uhr</text:p>
      <text:p text:style-name="P21">Stand 2017 Frank Holldorff</text:p>
      <text:p text:style-name="P21"/>
      <text:p text:style-name="P7"><text:a xlink:type="simple" xlink:href="https://dannorth.net/introducing-bdd/" text:style-name="Internet_20_link" text:visited-style-name="Visited_20_Internet_20_Link"><text:span text:style-name="T12">https://dannorth.net/introducing-bdd/</text:span></text:a></text:p>
      <text:p text:style-name="P22">22.06.2017 um 9:09 Uhr</text:p>
      <text:p text:style-name="P22">Stand 2017 Dan North</text:p>
      <text:p text:style-name="P22"/>
      <text:p text:style-name="P8"><text:a xlink:type="simple" xlink:href="https://de.wikipedia.org/wiki/Behavior_Driven_Development" text:style-name="Internet_20_link" text:visited-style-name="Visited_20_Internet_20_Link"><text:span text:style-name="T12">https://de.wikipedia.org/wiki/Behavior_Driven_Development</text:span></text:a></text:p>
      <text:p text:style-name="P23">22.06.2017 um 9:14 Uhr</text:p>
      <text:p text:style-name="P23">Stand 2. Mai 2017 Benutzer: MovGP0</text:p>
      <text:p text:style-name="P23"/>
      <text:p text:style-name="P9"><text:a xlink:type="simple" xlink:href="https://about.gitlab.com/features/gitlab-ci-cd/" text:style-name="Internet_20_link" text:visited-style-name="Visited_20_Internet_20_Link"><text:span text:style-name="T12">https://about.gitlab.com/features/gitlab-ci-cd/</text:span></text:a></text:p>
      <text:p text:style-name="P24">22.06.2017 um 12:00 Uhr</text:p>
      <text:p text:style-name="P25"><text:span text:style-name="T2">Stand 2017 </text:span><text:span text:style-name="T8">Sean Packham</text:span></text:p>
      <text:p text:style-name="P43"/>
      <text:p text:style-name="P10"><text:a xlink:type="simple" xlink:href="http://behat.org/en/latest/" text:style-name="Internet_20_link" text:visited-style-name="Visited_20_Internet_20_Link"><text:span text:style-name="T7">http://behat.org/en/latest/</text:span></text:a></text:p>
      <text:p text:style-name="P44">22.06.2017 um 12:09 Uhr</text:p>
      <text:p text:style-name="P26"><text:span text:style-name="T9">Stand 2016</text:span><text:span text:style-name="T4"> </text:span><text:span text:style-name="T3">Konstantin Kudryashov</text:span></text:p>
      <text:p text:style-name="P36"/>
      <text:p text:style-name="P11"><text:a xlink:type="simple" xlink:href="http://php.net/manual/de/intro-whatis.php" text:style-name="Internet_20_link" text:visited-style-name="Visited_20_Internet_20_Link"><text:span text:style-name="T6">http://php.net/manual/de/intro-whatis.php</text:span></text:a></text:p>
      <text:p text:style-name="P27"><text:span text:style-name="T3">23.06.2017 </text:span><text:span text:style-name="T5">um 9:30 Uhr</text:span></text:p>
      <text:p text:style-name="P37">Stand 2017 PHP Group</text:p>
      <text:p text:style-name="P38"/>
      <text:p text:style-name="P28"><text:soft-page-break/><text:a xlink:type="simple" xlink:href="https://css-tricks.com/visual-regression-testing-with-phantomcss/" text:style-name="Internet_20_link" text:visited-style-name="Visited_20_Internet_20_Link"><text:span text:style-name="T11">https://css-tricks.com/visual-regression-testing-with-phantomcss/</text:span></text:a></text:p>
      <text:p text:style-name="P29">23.06.201<text:span text:style-name="T15">7</text:span> um 15:34 Uhr</text:p>
      <text:p text:style-name="P29">Stand 17. November 2017 Jon Bellah</text:p>
      <text:p text:style-name="P17"/>
      <text:p text:style-name="P12"><text:a xlink:type="simple" xlink:href="https://github.com/ariya/phantomjs/" text:style-name="Internet_20_link" text:visited-style-name="Visited_20_Internet_20_Link"><text:span text:style-name="T12">https://github.com/ariya/phantomjs/</text:span></text:a></text:p>
      <text:p text:style-name="P30">28.09.2017 um 8:59 Uhr</text:p>
      <text:p text:style-name="P30">Stand 25. Juni 2017 Vitaly Slobodin</text:p>
      <text:p text:style-name="P30"/>
      <text:p text:style-name="P30"><text:a xlink:type="simple" xlink:href="https://github.com/casperjs/casperjs" text:style-name="Internet_20_link" text:visited-style-name="Visited_20_Internet_20_Link"><text:span text:style-name="T10">https://github.com/casperjs/casperjs</text:span></text:a></text:p>
      <text:p text:style-name="P31">29.09.2017 um 16:25 Uhr</text:p>
      <text:p text:style-name="P31">Stand 23. August 2017 Ken Soh</text:p>
      <text:p text:style-name="P31"/>
      <text:p text:style-name="P31"><text:a xlink:type="simple" xlink:href="https://slimerjs.org/" text:style-name="Internet_20_link" text:visited-style-name="Visited_20_Internet_20_Link"><text:span text:style-name="T10">https://slimerjs.org/</text:span></text:a></text:p>
      <text:p text:style-name="P32">29.09.2017 um 16:45 Uhr</text:p>
      <text:p text:style-name="P32">Stand 2017 Laurent Jouanneau</text:p>
      <text:p text:style-name="P32"/>
      <text:p text:style-name="P32"><text:a xlink:type="simple" xlink:href="http://huddle.github.io/Resemble.js/" text:style-name="Internet_20_link" text:visited-style-name="Visited_20_Internet_20_Link"><text:span text:style-name="T10">http://huddle.github.io/Resemble.js/</text:span></text:a></text:p>
      <text:p text:style-name="P33">29.09.2017 um 16:47 Uhr</text:p>
      <text:p text:style-name="P33">Stand 2017 James Cryer</text:p>
      <text:p text:style-name="P33"/>
      <text:p text:style-name="P33"><text:a xlink:type="simple" xlink:href="https://en.wikipedia.org/wiki/Headless_software" text:style-name="Internet_20_link" text:visited-style-name="Visited_20_Internet_20_Link"><text:span text:style-name="T10">https://en.wikipedia.org/wiki/Headless_software</text:span></text:a></text:p>
      <text:p text:style-name="P34">30.09.2017 um 11:06 Uhr</text:p>
      <text:p text:style-name="P34">Stand 12. July 2017 Benutzer: Nick Number</text:p>
      <text:p text:style-name="P34"/>
      <text:p text:style-name="P34"><text:a xlink:type="simple" xlink:href="https://aur.archlinux.org/packages/selenium-server-standalone/" text:style-name="Internet_20_link" text:visited-style-name="Visited_20_Internet_20_Link"><text:span text:style-name="T10">https://aur.archlinux.org/packages/selenium-server-standalone/</text:span></text:a></text:p>
      <text:p text:style-name="P39">30.09.2017 um 12:45 Uhr</text:p>
      <text:p text:style-name="P41"><text:span text:style-name="T17">Stand 2017 </text:span><text:span text:style-name="T16">aurweb Development Team</text:span></text:p>
      <text:p text:style-name="P45"/>
      <text:p text:style-name="P42"><text:a xlink:type="simple" xlink:href="http://www.seleniumhq.org/" text:style-name="Internet_20_link" text:visited-style-name="Visited_20_Internet_20_Link"><text:span text:style-name="T14">http://www.seleniumhq.org/</text:span></text:a></text:p>
      <text:p text:style-name="P35">30.09.2017 um 12:54 Uhr</text:p>
      <text:p text:style-name="P35">Stand 27. September 2017 Simon Stewart</text:p>
      <text:p text:style-name="P35"/>
      <text:p text:style-name="P35"><text:a xlink:type="simple" xlink:href="http://wiki.selfhtml.org/wiki/Viewport" text:style-name="Internet_20_link" text:visited-style-name="Visited_20_Internet_20_Link"><text:span text:style-name="T10">http://wiki.selfhtml.org/wiki/Viewport</text:span></text:a></text:p>
      <text:p text:style-name="P35">30.09.2017 um 15:30 Uhr</text:p>
      <text:p text:style-name="P40"><text:span text:style-name="T18">Stand 17. März 2017 </text:span>SELFHTML e.V.</text:p>
      <text:p text:style-name="P40"/>
      <text:p text:style-name="P40"><text:a xlink:type="simple" xlink:href="https://github.com/cucumber/cucumber/wiki/Gherkin" text:style-name="Internet_20_link" text:visited-style-name="Visited_20_Internet_20_Link">https://github.com/cucumber/cucumber/wiki/Gherkin</text:a></text:p>
      <text:p text:style-name="P47">02.10.2017 um 15:22 Uhr</text:p>
      <text:p text:style-name="P47">Stand <text:span text:style-name="T19">2017 27 September 2017 Benutzer: blackmore</text:span></text:p>
      <text:p text:style-name="P47"/>
      <text:p text:style-name="P47"><text:a xlink:type="simple" xlink:href="https://github.com/cucumber/cucumber" text:style-name="Internet_20_link" text:visited-style-name="Visited_20_Internet_20_Link">https://github.com/cucumber/cucumber</text:a></text:p>
      <text:p text:style-name="P48">2.10.2017 um 15:23 Uhr</text:p>
      <text:p text:style-name="P48">Stand 2017 <text:span text:style-name="T20">01. Oktober 2017 Marit van Dijk</text:span>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'PT Sans'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0:09:50.627704138</meta:creation-date>
    <dc:date>2017-10-02T15:27:15.676757881</dc:date>
    <meta:editing-duration>PT4H14M45S</meta:editing-duration>
    <meta:editing-cycles>33</meta:editing-cycles>
    <meta:generator>LibreOffice/5.4.1.2.0$Linux_X86_64 LibreOffice_project/40m0$Build-2</meta:generator>
    <meta:document-statistic meta:table-count="0" meta:image-count="0" meta:object-count="0" meta:page-count="2" meta:paragraph-count="65" meta:word-count="233" meta:character-count="2134" meta:non-whitespace-character-count="1966"/>
  </office:meta>
</office:document-meta>
</file>